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2000002400006FEE000087158E78DE65.wmf" manifest:media-type=""/>
  <manifest:file-entry manifest:full-path="Pictures/100000000000059D0000017133D3970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toolbar/ Brief.xml" manifest:media-type=""/>
  <manifest:file-entry manifest:full-path="Configurations2/" manifest:media-type="application/vnd.sun.xml.ui.configuration"/>
  <manifest:file-entry manifest:full-path="Basic/script-lc.xml" manifest:media-type="text/xml"/>
  <manifest:file-entry manifest:full-path="Basic/Project/ThisDocument.xml" manifest:media-type="text/xml"/>
  <manifest:file-entry manifest:full-path="Basic/Project/AutoOpen.xml" manifest:media-type="text/xml"/>
  <manifest:file-entry manifest:full-path="Basic/Project/script-lb.xml" manifest:media-type="text/xml"/>
  <manifest:file-entry manifest:full-path="Basic/Project/AutoNew.xml" manifest:media-type="text/xml"/>
  <manifest:file-entry manifest:full-path="Basic/Project/AutoClose.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EKUT_20_Fakultät">
      <style:text-properties fo:language="en" fo:country="US" style:language-asian="en" style:country-asian="US"/>
    </style:style>
    <style:style style:name="P2" style:family="paragraph" style:parent-style-name="Footer">
      <style:paragraph-properties fo:padding-left="0in" fo:padding-right="0in" fo:padding-top="0.0138in" fo:padding-bottom="0in" fo:border-left="none" fo:border-right="none" fo:border-top="0.51pt solid #000000" fo:border-bottom="none">
        <style:tab-stops>
          <style:tab-stop style:position="-2.8752in"/>
          <style:tab-stop style:position="3.15in" style:type="center"/>
          <style:tab-stop style:position="6.3in" style:type="right"/>
        </style:tab-stops>
      </style:paragraph-properties>
      <style:text-properties fo:font-size="8pt" style:font-size-asian="8pt" style:font-name-complex="Arial"/>
    </style:style>
    <style:style style:name="P3" style:family="paragraph" style:parent-style-name="Footer">
      <style:paragraph-properties fo:margin-left="0in" fo:margin-right="0in" fo:text-indent="0.4925in" style:auto-text-indent="false">
        <style:tab-stops>
          <style:tab-stop style:position="0.8752in"/>
          <style:tab-stop style:position="3.15in" style:type="center"/>
          <style:tab-stop style:position="6.3in" style:type="right"/>
        </style:tab-stops>
      </style:paragraph-properties>
    </style:style>
    <style:style style:name="P4" style:family="paragraph" style:parent-style-name="Footer">
      <style:paragraph-properties fo:text-align="center" style:justify-single-word="false">
        <style:tab-stops>
          <style:tab-stop style:position="0.5in"/>
          <style:tab-stop style:position="0.75in"/>
          <style:tab-stop style:position="1in"/>
          <style:tab-stop style:position="3.15in" style:type="center"/>
          <style:tab-stop style:position="6.3in" style:type="right"/>
        </style:tab-stops>
      </style:paragraph-properties>
    </style:style>
    <style:style style:name="P5" style:family="paragraph" style:parent-style-name="Standard">
      <style:text-properties fo:font-size="10pt" fo:language="en" fo:country="US" style:font-size-asian="10pt" style:language-asian="en" style:country-asian="US" style:font-name-complex="Arial" style:font-size-complex="10pt"/>
    </style:style>
    <style:style style:name="P6" style:family="paragraph" style:parent-style-name="Header">
      <style:paragraph-properties>
        <style:tab-stops/>
      </style:paragraph-properties>
      <style:text-properties fo:font-size="10pt" fo:language="en" fo:country="US" style:font-size-asian="10pt" style:language-asian="en" style:country-asian="US" style:font-name-complex="Arial" style:font-size-complex="10pt"/>
    </style:style>
    <style:style style:name="P7" style:family="paragraph" style:parent-style-name="EKUT_20_Absenderinformationen">
      <style:text-properties style:font-size-complex="8pt"/>
    </style:style>
    <style:style style:name="P8" style:family="paragraph" style:parent-style-name="EKUT_20_Absenderinformationen">
      <style:text-properties fo:language="en" fo:country="US" style:language-asian="en" style:country-asian="US" style:font-size-complex="8pt"/>
    </style:style>
    <style:style style:name="P9" style:family="paragraph" style:parent-style-name="EKUT_20_Fachbereich_2f_Institut_2f_Lehrstuhl">
      <style:text-properties fo:language="en" fo:country="US" fo:font-weight="normal" style:language-asian="en" style:country-asian="US" style:font-weight-asian="normal" style:font-size-complex="8pt"/>
    </style:style>
    <style:style style:name="P10" style:family="paragraph" style:parent-style-name="EKUT_20_Fachbereich_2f_Institut_2f_Lehrstuhl">
      <style:text-properties fo:language="en" fo:country="US" officeooo:paragraph-rsid="00172da4" style:language-asian="en" style:country-asian="US" style:font-size-complex="8pt"/>
    </style:style>
    <style:style style:name="P11" style:family="paragraph" style:parent-style-name="EKUT_20_Fachbereich_2f_Institut_2f_Lehrstuhl">
      <style:text-properties officeooo:paragraph-rsid="00116382" style:font-weight-complex="bold"/>
    </style:style>
    <style:style style:name="P12" style:family="paragraph" style:parent-style-name="EKUT_20_Fachbereich_2f_Institut_2f_Lehrstuhl_20_Rot">
      <style:text-properties fo:language="en" fo:country="US" style:language-asian="en" style:country-asian="US"/>
    </style:style>
    <style:style style:name="P13" style:family="paragraph" style:parent-style-name="EKUT_20_Textkörper">
      <style:text-properties fo:language="en" fo:country="US"/>
    </style:style>
    <style:style style:name="P14" style:family="paragraph" style:parent-style-name="EKUT_20_Textkörper">
      <style:text-properties officeooo:paragraph-rsid="0013ddf4"/>
    </style:style>
    <style:style style:name="P15" style:family="paragraph" style:parent-style-name="EKUT_20_Betreffzeile">
      <style:paragraph-properties>
        <style:tab-stops>
          <style:tab-stop style:position="4.0654in"/>
        </style:tab-stops>
      </style:paragraph-properties>
    </style:style>
    <style:style style:name="P16" style:family="paragraph" style:parent-style-name="EKUT_20_Betreffzeile">
      <style:paragraph-properties>
        <style:tab-stops>
          <style:tab-stop style:position="4.0654in"/>
        </style:tab-stops>
      </style:paragraph-properties>
      <style:text-properties officeooo:rsid="001f0206" officeooo:paragraph-rsid="001f0206"/>
    </style:style>
    <style:style style:name="P17" style:family="paragraph" style:parent-style-name="EKUT_20_Betreffzeile">
      <style:paragraph-properties>
        <style:tab-stops>
          <style:tab-stop style:position="4.0654in"/>
        </style:tab-stops>
      </style:paragraph-properties>
      <style:text-properties officeooo:rsid="001dd48e" officeooo:paragraph-rsid="002bc9ac"/>
    </style:style>
    <style:style style:name="P18" style:family="paragraph" style:parent-style-name="EKUT_20_Betreffzeile">
      <style:paragraph-properties>
        <style:tab-stops>
          <style:tab-stop style:position="4.0654in"/>
        </style:tab-stops>
      </style:paragraph-properties>
      <style:text-properties officeooo:rsid="002bc9ac" officeooo:paragraph-rsid="002bc9ac"/>
    </style:style>
    <style:style style:name="P19" style:family="paragraph" style:parent-style-name="EKUT_20_Fakultät">
      <style:text-properties fo:language="en" fo:country="US" style:language-asian="en" style:country-asian="US"/>
    </style:style>
    <style:style style:name="P20" style:family="paragraph" style:parent-style-name="EKUT_20_Adresse_2f_Absender" style:master-page-name="Standard">
      <style:paragraph-properties style:page-number="auto"/>
    </style:style>
    <style:style style:name="P21" style:family="paragraph" style:parent-style-name="Heading_20_5">
      <style:text-properties fo:language="en" fo:country="US" fo:font-style="normal" style:language-asian="en" style:country-asian="US" style:font-style-asian="normal"/>
    </style:style>
    <style:style style:name="P22" style:family="paragraph" style:parent-style-name="Heading_20_5">
      <style:text-properties fo:language="en" fo:country="US" fo:font-style="normal" fo:font-weight="normal" style:language-asian="en" style:country-asian="US" style:font-style-asian="normal" style:font-weight-asian="normal"/>
    </style:style>
    <style:style style:name="T1" style:family="text">
      <style:text-properties style:font-name-complex="Arial"/>
    </style:style>
    <style:style style:name="T2" style:family="text">
      <style:text-properties fo:font-style="italic" style:font-style-asian="italic" style:font-name-complex="Arial" style:font-style-complex="italic"/>
    </style:style>
    <style:style style:name="T3" style:family="text">
      <style:text-properties fo:language="en" fo:country="US" style:language-asian="en" style:country-asian="US"/>
    </style:style>
    <style:style style:name="T4" style:family="text">
      <style:text-properties fo:language="en" fo:country="US" style:language-asian="en" style:country-asian="US" style:font-size-complex="8pt"/>
    </style:style>
    <style:style style:name="T5" style:family="text">
      <style:text-properties style:font-size-complex="8pt"/>
    </style:style>
    <style:style style:name="T6" style:family="text">
      <style:text-properties style:use-window-font-color="true" style:font-name="Arial" fo:font-size="11pt" fo:language="de" fo:country="DE" style:font-name-asian="Times New Roman" style:font-size-asian="11pt" style:language-asian="en" style:country-asian="US" style:font-name-complex="Arial" style:font-size-complex="10pt" style:language-complex="ar" style:country-complex="SA"/>
    </style:style>
    <style:style style:name="T7" style:family="text">
      <style:text-properties fo:color="#000000" style:font-name="Arial" fo:font-size="8pt" fo:font-weight="normal" style:font-name-asian="Times New Roman" style:font-size-asian="8pt" style:font-weight-asian="normal" style:font-name-complex="Arial" style:language-complex="ar" style:country-complex="SA" style:font-weight-complex="bold"/>
    </style:style>
    <style:style style:name="T8" style:family="text">
      <style:text-properties officeooo:rsid="0030c834"/>
    </style:style>
    <style:style style:name="fr1" style:family="graphic" style:parent-style-name="Frame">
      <style:graphic-properties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fo:margin-left="0.1256in" fo:margin-right="0.1256in" style:wrap="dynamic" style:number-wrapped-paragraphs="1" style:vertical-pos="from-top" style:vertical-rel="page" style:horizontal-pos="from-left" style:horizontal-rel="page"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number:date-style style:name="N36" number:automatic-order="true">
      <number:month number:style="long"/>
      <number:text>/</number:text>
      <number:day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EKUT_20_Adresse_2f_Absender_20_Fett">Universität Tübingen</text:span> · IPTC · <text:span text:style-name="T3">Auf der Morgenstelle 15</text:span> · <text:span text:style-name="T3">72076</text:span> <text:span text:style-name="T3">Tübingen</text:span></text:p>
      <text:p text:style-name="EKUT_20_Betreffzeile"><draw:frame draw:style-name="fr2" draw:name="Frame1" text:anchor-type="paragraph" svg:x="0.7925in" svg:y="2.1063in" svg:width="4.7252in" svg:height="1.9689in" draw:z-index="0"><draw:text-box><text:p text:style-name="P5"><text:bookmark-start text:name="CompanyName"/><text:placeholder text:placeholder-type="text">&lt;o.toData.CompanyName&gt;</text:placeholder><text:bookmark-end text:name="CompanyName"/></text:p><text:p text:style-name="P5"><text:bookmark-start text:name="Department"/><text:placeholder text:placeholder-type="text">&lt;o.toData.Department&gt;</text:placeholder><text:bookmark-end text:name="Department"/></text:p><text:p text:style-name="P5"><text:bookmark-start text:name="Title"/><text:placeholder text:placeholder-type="text">&lt;o.toData.Title&gt;</text:placeholder><text:bookmark-end text:name="Title"/> <text:bookmark-start text:name="FirstName"/><text:placeholder text:placeholder-type="text">&lt;o.toData.FirstName&gt;</text:placeholder><text:bookmark-end text:name="FirstName"/> <text:bookmark-start text:name="LastName"/><text:placeholder text:placeholder-type="text">&lt;o.toData.LastName&gt;</text:placeholder><text:bookmark-end text:name="LastName"/></text:p><text:p text:style-name="P5"><text:bookmark-start text:name="BusinessAddressStreet"/><text:placeholder text:placeholder-type="text">&lt;o.toData.Address.Street&gt;</text:placeholder><text:bookmark-end text:name="BusinessAddressStreet"/></text:p><text:p text:style-name="P5"><text:bookmark-start text:name="BusinessAddressPostalCode"/><text:placeholder text:placeholder-type="text">&lt;o.toData.Address.Zip&gt;</text:placeholder><text:bookmark-end text:name="BusinessAddressPostalCode"/> <text:bookmark-start text:name="BusinessAddressCity"/><text:placeholder text:placeholder-type="text">&lt;o.toData.Address.City&gt;</text:placeholder><text:bookmark-end text:name="BusinessAddressCity"/></text:p><text:p text:style-name="P5"/><text:p text:style-name="P6"/><text:h text:style-name="P21" text:outline-level="5">Fax: <text:bookmark-start text:name="BusinessFaxNumber"/><text:placeholder text:placeholder-type="text">&lt;o.toData.Tel.Fax&gt;</text:placeholder><text:bookmark-end text:name="BusinessFaxNumber"/></text:h><text:h text:style-name="P22" text:outline-level="5">Tel.: <text:placeholder text:placeholder-type="text">&lt;o.toData.Tel.Tel&gt;</text:placeholder></text:h></draw:text-box></draw:frame><draw:frame draw:style-name="fr2" draw:name="Frame2" text:anchor-type="paragraph" svg:x="5.9071in" svg:y="1.3984in" svg:width="1.9689in" svg:height="3.1862in" draw:z-index="1"><draw:text-box><text:p text:style-name="P12">Fachbereich Chemie / Institut für Physikalische und Theoretische Chemie / Analytische Chemie<text:line-break/></text:p><text:p text:style-name="P10"><text:bookmark-start text:name="Titel11"/><text:bookmark text:name="Nachname"/><text:span text:style-name="T7"><text:placeholder text:placeholder-type="text">&lt;o.fromData.Title&gt;</text:placeholder></text:span><text:bookmark-end text:name="Titel11"/><text:span text:style-name="T7"> </text:span><text:bookmark-start text:name="Vorname11"/><text:span text:style-name="T7"><text:placeholder text:placeholder-type="text">&lt;o.fromData.FirstName&gt;</text:placeholder></text:span><text:bookmark-end text:name="Vorname11"/><text:span text:style-name="T7"> </text:span><text:bookmark-start text:name="Nachname11"/><text:span text:style-name="T7"><text:placeholder text:placeholder-type="text">&lt;o.fromData.LastName&gt;</text:placeholder></text:span><text:bookmark-end text:name="Nachname11"/></text:p><text:p text:style-name="P9">Arbeitsgruppe Weimar</text:p><text:p text:style-name="P7"/><text:p text:style-name="P8">Kontakt:</text:p><text:p text:style-name="EKUT_20_Absenderinformationen"><text:span text:style-name="T4">Telefon<text:tab/>+49 7071 29-</text:span><text:bookmark-start text:name="TelefonD"/><text:span text:style-name="T4"><text:placeholder text:placeholder-type="text">&lt;o.fromData.Tel.Tel&gt;</text:placeholder></text:span><text:bookmark-end text:name="TelefonD"/></text:p><text:p text:style-name="P8"><text:tab/>+49 7071 29-77636</text:p><text:p text:style-name="P8"><text:tab/>(Sekretariat)</text:p><text:p text:style-name="EKUT_20_Absenderinformationen"><text:span text:style-name="T4">Telefax<text:tab/>+49 7071 29-</text:span><text:bookmark-start text:name="TelefaxD"/><text:span text:style-name="T4">Fax</text:span><text:bookmark-end text:name="TelefaxD"/></text:p><text:p text:style-name="P8"><text:bookmark-start text:name="EmailD"/>Email<text:bookmark-end text:name="EmailD"/><text:tab/><text:placeholder text:placeholder-type="text">&lt;o.fromData.EMail&gt;</text:placeholder></text:p><text:p text:style-name="P8">http://www.ipc.uni-tuebingen.de/weimar</text:p><text:p text:style-name="P7"/><text:p text:style-name="EKUT_20_Absenderinformationen"><text:span text:style-name="T4">Datum: </text:span><text:span text:style-name="T5"><text:creation-date style:data-style-name="N36">12.05.2014</text:creation-date></text:span></text:p></draw:text-box></draw:frame>Betreffzeile</text:p>
      <text:p text:style-name="P15">Betreffzeile</text:p>
      <text:p text:style-name="P15"/>
      <text:p text:style-name="P16"/>
      <text:p text:style-name="P17"><text:placeholder text:placeholder-type="text">&lt;if test="o.toData.FirstName=='Peter'"&gt;</text:placeholder></text:p>
      <text:p text:style-name="P18">Hi <text:span text:style-name="T8">Peter</text:span></text:p>
      <text:p text:style-name="P17"><text:placeholder text:placeholder-type="text">&lt;/if&gt;</text:placeholder></text:p>
      <text:p text:style-name="EKUT_20_Textkörper"/>
      <text:p text:style-name="EKUT_20_Textkörper">Sehr geehrte Damen und Herren,</text:p>
      <text:p text:style-name="EKUT_20_Textkörper"/>
      <text:p text:style-name="P14"/>
      <text:p text:style-name="EKUT_20_Textkörper"/>
      <text:p text:style-name="EKUT_20_Textkörper"/>
      <text:p text:style-name="EKUT_20_Textkörper">Mit freundlichen Grüßen</text:p>
      <text:p text:style-name="EKUT_20_Textkörper"/>
      <text:p text:style-name="EKUT_20_Textkörper"/>
      <text:p text:style-name="P11"><text:bookmark-start text:name="Titel1"/><text:span text:style-name="T6"><text:placeholder text:placeholder-type="text">&lt;o.fromData.Title&gt;</text:placeholder></text:span><text:bookmark-end text:name="Titel1"/><text:span text:style-name="T6"> </text:span><text:bookmark-start text:name="Vorname1"/><text:span text:style-name="T6"><text:placeholder text:placeholder-type="text">&lt;o.fromData.FirstName&gt;</text:placeholder></text:span><text:bookmark-end text:name="Vorname1"/><text:span text:style-name="T6"> </text:span><text:bookmark-start text:name="Nachname1"/><text:span text:style-name="T6"><text:placeholder text:placeholder-type="text">&lt;o.fromData.LastName&gt;</text:placeholder></text:span><text:bookmark-end text:name="Nachname1"/></text:p>
      <text:p text:style-name="P13"/>
      <text:p text:style-name="P13"/>
      <text:p text:style-name="EKUT_20_Textkörper"/>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2pt" fo:language="de" fo:country="DE"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text-align="end" style:justify-single-word="false" fo:keep-with-next="always"/>
      <style:text-properties fo:font-weight="bold"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font-style-complex="italic"/>
    </style:style>
    <style:style style:name="Heading_20_4" style:display-name="Heading 4" style:family="paragraph" style:parent-style-name="Standard" style:next-style-name="Standard" style:default-outline-level="4" style:class="text">
      <style:paragraph-properties fo:keep-with-next="always"/>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10pt" fo:language="en" fo:country="GB" fo:font-style="italic" fo:font-weight="bold" style:font-size-asian="10pt" style:font-style-asian="italic" style:font-weight-asian="bold" style:font-name-complex="Arial" style:font-family-complex="Arial" style:font-family-generic-complex="swiss" style:font-pitch-complex="variable" style:font-style-complex="italic"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fo:font-size="10pt" fo:language="en" fo:country="US" fo:font-weight="bold" style:font-size-asian="10pt" style:language-asian="en" style:country-asian="US" style:font-weight-asian="bold" style:font-name-complex="Arial" style:font-family-complex="Arial" style:font-family-generic-complex="swiss" style:font-pitch-complex="variable" style:font-weight-complex="bold"/>
    </style:style>
    <style:style style:name="Az_3a_" style:display-name="Az:" style:family="paragraph" style:parent-style-name="Standard">
      <style:paragraph-properties fo:line-height="0.2083in" fo:orphans="0" fo:widows="0"/>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10pt"/>
    </style:style>
    <style:style style:name="Leiter" style:family="paragraph" style:parent-style-name="Standard">
      <style:paragraph-properties fo:line-height="0.1528in" fo:orphans="0" fo:widows="0">
        <style:tab-stops>
          <style:tab-stop style:position="0.5118in"/>
        </style:tab-stops>
      </style:paragraph-properties>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10pt"/>
    </style:style>
    <style:style style:name="Fensterzeile" style:family="paragraph" style:parent-style-name="Standard">
      <style:paragraph-properties fo:line-height="0.2083in" fo:orphans="0" fo:widows="0"/>
      <style:text-properties style:font-name="Arial" fo:font-family="Arial" style:font-family-generic="swiss" style:font-pitch="variable" fo:font-size="7pt" style:font-size-asian="7pt" style:font-name-complex="Arial" style:font-family-complex="Arial" style:font-family-generic-complex="swiss" style:font-pitch-complex="variable" style:font-size-complex="10pt"/>
    </style:style>
    <style:style style:name="Institutsname" style:family="paragraph" style:parent-style-name="Standard">
      <style:paragraph-properties fo:line-height="0.2083in" fo:orphans="0" fo:widows="0"/>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0pt"/>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ext_20_body_20_indent" style:display-name="Text body indent" style:family="paragraph" style:parent-style-name="Standard" style:class="text">
      <style:paragraph-properties fo:margin-left="0.4516in" fo:margin-right="0in" fo:text-indent="0in"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EKUT_20_Fakultät" style:display-name="EKUT Fakultät" style:family="paragraph" style:parent-style-name="Standard">
      <style:paragraph-properties fo:margin-left="0in" fo:margin-right="-1.1417in" fo:margin-top="0in" fo:margin-bottom="0in" style:contextual-spacing="true" fo:line-height="0.222in" fo:text-indent="0in" style:auto-text-indent="false">
        <style:tab-stops>
          <style:tab-stop style:position="5.1189in"/>
        </style:tab-stops>
      </style:paragraph-properties>
      <style:text-properties fo:color="#a51b38" fo:font-weight="bold" style:font-weight-asian="bold" style:font-name-complex="Arial" style:font-family-complex="Arial" style:font-family-generic-complex="swiss" style:font-pitch-complex="variable" style:font-size-complex="10pt"/>
    </style:style>
    <style:style style:name="Kein_20_Leerraum" style:display-name="Kein Leerraum" style:family="paragraph">
      <style:paragraph-properties fo:orphans="2" fo:widows="2"/>
      <style:text-properties style:use-window-font-color="true" style:font-name="Arial" fo:font-family="Arial" style:font-family-generic="swiss" style:font-pitch="variable" fo:font-size="10pt" fo:language="de" fo:country="DE"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EKUT_20_Absenderinformationen" style:display-name="EKUT Absenderinformationen" style:family="paragraph" style:parent-style-name="Standard">
      <style:paragraph-properties fo:margin-top="0in" fo:margin-bottom="0in" style:contextual-spacing="true" fo:line-height="0.1528in"/>
      <style:text-properties fo:color="#000000" fo:font-size="8pt" style:font-size-asian="8pt" style:font-name-complex="Arial" style:font-family-complex="Arial" style:font-family-generic-complex="swiss" style:font-pitch-complex="variable" style:font-size-complex="10pt"/>
    </style:style>
    <style:style style:name="EKUT_20_Fachbereich_2f_Institut_2f_Lehrstuhl" style:display-name="EKUT Fachbereich/Institut/Lehrstuhl" style:family="paragraph" style:parent-style-name="EKUT_20_Absenderinformationen">
      <style:text-properties fo:font-weight="bold" style:font-weight-asian="bold" style:font-weight-complex="bold"/>
    </style:style>
    <style:style style:name="EKUT_20_Fachbereich_2f_Institut_2f_Lehrstuhl_20_Rot" style:display-name="EKUT Fachbereich/Institut/Lehrstuhl Rot" style:family="paragraph" style:parent-style-name="EKUT_20_Fachbereich_2f_Institut_2f_Lehrstuhl">
      <style:text-properties fo:color="#a51b38"/>
    </style:style>
    <style:style style:name="EKUT_20_Adresse_2f_Absender" style:display-name="EKUT Adresse/Absender" style:family="paragraph" style:parent-style-name="Standard">
      <style:paragraph-properties fo:margin-top="0in" fo:margin-bottom="0in" style:contextual-spacing="true"/>
      <style:text-properties fo:font-size="7pt" style:font-size-asian="7pt" style:font-name-complex="Arial" style:font-family-complex="Arial" style:font-family-generic-complex="swiss" style:font-pitch-complex="variable" style:font-size-complex="10pt"/>
    </style:style>
    <style:style style:name="EKUT_20_Adressat_2f_Anschrift" style:display-name="EKUT Adressat/Anschrift" style:family="paragraph" style:parent-style-name="Standard">
      <style:paragraph-properties fo:margin-top="0in" fo:margin-bottom="0in" style:contextual-spacing="true" fo:line-height="0.1807in"/>
      <style:text-properties fo:font-size="11pt" style:font-size-asian="11pt" style:font-name-complex="Arial" style:font-family-complex="Arial" style:font-family-generic-complex="swiss" style:font-pitch-complex="variable" style:font-size-complex="10pt"/>
    </style:style>
    <style:style style:name="EKUT_20_Textkörper" style:display-name="EKUT Textkörper" style:family="paragraph">
      <style:paragraph-properties fo:margin-top="0in" fo:margin-bottom="0in" style:contextual-spacing="true" fo:line-height="0.1807in" fo:orphans="2" fo:widows="2"/>
      <style:text-properties style:use-window-font-color="true" style:font-name="Arial" fo:font-family="Arial" style:font-family-generic="swiss" style:font-pitch="variable" fo:font-size="11pt" fo:language="de" fo:country="DE"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0pt" style:language-complex="ar" style:country-complex="SA"/>
    </style:style>
    <style:style style:name="EKUT_20_Betreffzeile" style:display-name="EKUT Betreffzeile" style:family="paragraph" style:parent-style-name="EKUT_20_Textkörper">
      <style:text-properties fo:font-weight="bold" style:font-weight-asian="bold"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EKUT_20_Adresse_2f_Absender_20_Fett" style:display-name="EKUT Adresse/Absender Fett" style:family="text">
      <style:text-properties fo:font-weight="bold" style:font-weight-asian="bold"/>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KUT_20_Fakultät">
      <style:text-properties fo:language="en" fo:country="US" style:language-asian="en" style:country-asian="US"/>
    </style:style>
    <style:style style:name="MP2" style:family="paragraph" style:parent-style-name="Footer">
      <style:paragraph-properties fo:padding-left="0in" fo:padding-right="0in" fo:padding-top="0.0138in" fo:padding-bottom="0in" fo:border-left="none" fo:border-right="none" fo:border-top="0.51pt solid #000000" fo:border-bottom="none">
        <style:tab-stops>
          <style:tab-stop style:position="-2.8752in"/>
          <style:tab-stop style:position="3.15in" style:type="center"/>
          <style:tab-stop style:position="6.3in" style:type="right"/>
        </style:tab-stops>
      </style:paragraph-properties>
      <style:text-properties fo:font-size="8pt" style:font-size-asian="8pt" style:font-name-complex="Arial"/>
    </style:style>
    <style:style style:name="MP3" style:family="paragraph" style:parent-style-name="Footer">
      <style:paragraph-properties fo:margin-left="0in" fo:margin-right="0in" fo:text-indent="0.4925in" style:auto-text-indent="false">
        <style:tab-stops>
          <style:tab-stop style:position="0.8752in"/>
          <style:tab-stop style:position="3.15in" style:type="center"/>
          <style:tab-stop style:position="6.3in" style:type="right"/>
        </style:tab-stops>
      </style:paragraph-properties>
    </style:style>
    <style:style style:name="MP4" style:family="paragraph" style:parent-style-name="Footer">
      <style:paragraph-properties fo:text-align="center" style:justify-single-word="false">
        <style:tab-stops>
          <style:tab-stop style:position="0.5in"/>
          <style:tab-stop style:position="0.75in"/>
          <style:tab-stop style:position="1in"/>
          <style:tab-stop style:position="3.15in" style:type="center"/>
          <style:tab-stop style:position="6.3in" style:type="right"/>
        </style:tab-stops>
      </style:paragraph-properties>
    </style:style>
    <style:style style:name="MT1" style:family="text">
      <style:text-properties style:font-name-complex="Arial"/>
    </style:style>
    <style:style style:name="MT2" style:family="text">
      <style:text-properties fo:font-style="italic" style:font-style-asian="italic" style:font-name-complex="Arial" style:font-style-complex="italic"/>
    </style:style>
    <style:style style:name="Mfr1" style:family="graphic" style:parent-style-name="Frame">
      <style:graphic-properties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Mfr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937in" fo:margin-bottom="0.3543in" fo:margin-left="0.7874in" fo:margin-right="0.7091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4807in" fo:margin-left="0in" fo:margin-right="0in" fo:margin-bottom="1.4417in" style:dynamic-spacing="true"/>
      </style:header-style>
      <style:footer-style>
        <style:header-footer-properties fo:min-height="0.0398in" fo:margin-left="0in" fo:margin-right="0in" fo:margin-top="0.0008in" style:dynamic-spacing="true"/>
      </style:footer-style>
    </style:page-layout>
  </office:automatic-styles>
  <office:master-styles>
    <style:master-page style:name="Standard" style:page-layout-name="Mpm1">
      <style:header>
        <text:p text:style-name="Kein_20_Leerraum"><draw:frame draw:style-name="Mfr1" draw:name="Frame4" text:anchor-type="paragraph" svg:x="5.9071in" svg:y="0.1382in" svg:width="2.1661in" svg:height="0.7874in" draw:z-index="0"><draw:text-box><text:p text:style-name="MP1">Mathematisch-</text:p><text:p text:style-name="MP1">Naturwissenschaftliche</text:p><text:p text:style-name="MP1">Fakultät</text:p></draw:text-box></draw:frame><text:tab/><draw:frame draw:style-name="Mfr2" draw:name="Grafik 1" text:anchor-type="char" svg:x="0in" svg:y="0.0008in" svg:width="3.0665in" svg:height="0.789in" draw:z-index="0"><draw:image xlink:href="Pictures/100000000000059D0000017133D39701.png" xlink:type="simple" xlink:show="embed" xlink:actuate="onLoad"/></draw:frame></text:p>
        <text:p text:style-name="EKUT_20_Fakultät"/>
        <text:p text:style-name="Header"/>
        <text:p text:style-name="Header"/>
        <text:p text:style-name="Header"/>
        <text:p text:style-name="Header"/>
      </style:header>
      <style:header-first>
        <text:p text:style-name="Kein_20_Leerraum"><draw:frame draw:style-name="Mfr1" draw:name="Frame8" text:anchor-type="paragraph" svg:x="5.9071in" svg:y="0.1382in" svg:width="2.1661in" svg:height="0.7874in" draw:z-index="2"><draw:text-box><text:p text:style-name="MP1">Mathematisch-</text:p><text:p text:style-name="MP1">Naturwissenschaftliche</text:p><text:p text:style-name="MP1">Fakultät</text:p></draw:text-box></draw:frame><draw:frame draw:style-name="Mfr1" draw:name="Frame7" text:anchor-type="paragraph" svg:x="5.9071in" svg:y="0.1382in" svg:width="2.1661in" svg:height="0.7874in" draw:z-index="4"><draw:text-box><text:p text:style-name="MP1">Mathematisch-</text:p><text:p text:style-name="MP1">Naturwissenschaftliche</text:p><text:p text:style-name="MP1">Fakultät</text:p></draw:text-box></draw:frame><draw:frame draw:style-name="Mfr1" draw:name="Frame6" text:anchor-type="paragraph" svg:x="5.9071in" svg:y="0.1382in" svg:width="2.1661in" svg:height="0.7874in" draw:z-index="6"><draw:text-box><text:p text:style-name="MP1">Mathematisch-</text:p><text:p text:style-name="MP1">Naturwissenschaftliche</text:p><text:p text:style-name="MP1">Fakultät</text:p></draw:text-box></draw:frame><draw:frame draw:style-name="Mfr1" draw:name="Frame5" text:anchor-type="paragraph" svg:x="5.9071in" svg:y="0.1382in" svg:width="2.1661in" svg:height="0.7874in" draw:z-index="8"><draw:text-box><text:p text:style-name="MP1">Mathematisch-</text:p><text:p text:style-name="MP1">Naturwissenschaftliche</text:p><text:p text:style-name="MP1">Fakultät</text:p></draw:text-box></draw:frame><draw:frame draw:style-name="Mfr1" draw:name="Frame3" text:anchor-type="paragraph" svg:x="5.9071in" svg:y="0.1382in" svg:width="2.1661in" svg:height="0.7874in" draw:z-index="10"><draw:text-box><text:p text:style-name="MP1">Mathematisch-</text:p><text:p text:style-name="MP1">Naturwissenschaftliche</text:p><text:p text:style-name="MP1">Fakultät</text:p></draw:text-box></draw:frame><text:tab/><draw:frame draw:style-name="Mfr2" draw:name="Image6" text:anchor-type="char" svg:x="0in" svg:y="0.0008in" svg:width="3.0665in" svg:height="0.789in" draw:z-index="3"><draw:image xlink:href="Pictures/100000000000059D0000017133D39701.png" xlink:type="simple" xlink:show="embed" xlink:actuate="onLoad"/></draw:frame><draw:frame draw:style-name="Mfr2" draw:name="Image5" text:anchor-type="char" svg:x="0in" svg:y="0.0008in" svg:width="3.0665in" svg:height="0.789in" draw:z-index="5"><draw:image xlink:href="Pictures/100000000000059D0000017133D39701.png" xlink:type="simple" xlink:show="embed" xlink:actuate="onLoad"/></draw:frame><draw:frame draw:style-name="Mfr2" draw:name="Image4" text:anchor-type="char" svg:x="0in" svg:y="0.0008in" svg:width="3.0665in" svg:height="0.789in" draw:z-index="7"><draw:image xlink:href="Pictures/100000000000059D0000017133D39701.png" xlink:type="simple" xlink:show="embed" xlink:actuate="onLoad"/></draw:frame><draw:frame draw:style-name="Mfr2" draw:name="Image3" text:anchor-type="char" svg:x="0in" svg:y="0.0008in" svg:width="3.0665in" svg:height="0.789in" draw:z-index="9"><draw:image xlink:href="Pictures/100000000000059D0000017133D39701.png" xlink:type="simple" xlink:show="embed" xlink:actuate="onLoad"/></draw:frame><draw:frame draw:style-name="Mfr2" draw:name="Image1" text:anchor-type="char" svg:x="0in" svg:y="0.0008in" svg:width="3.0665in" svg:height="0.789in" draw:z-index="11"><draw:image xlink:href="Pictures/100000000000059D0000017133D39701.png" xlink:type="simple" xlink:show="embed" xlink:actuate="onLoad"/></draw:frame></text:p>
        <text:p text:style-name="EKUT_20_Fakultät"/>
        <text:p text:style-name="Header"/>
        <text:p text:style-name="Header"/>
        <text:p text:style-name="Header"/>
        <text:p text:style-name="Header"/>
      </style:header-first>
      <style:footer>
        <text:p text:style-name="MP2"/>
        <text:p text:style-name="MP3"><draw:frame draw:style-name="Mfr3" draw:name="Image2" text:anchor-type="as-char" svg:width="0.1665in" svg:height="0.2181in" draw:z-index="0"><draw:image xlink:href="Pictures/2000002400006FEE000087158E78DE65.wmf" xlink:type="simple" xlink:show="embed" xlink:actuate="onLoad"/></draw:frame><text:span text:style-name="MT1"><text:tab/>Buslinie 5, 13, 14, 15, 17, 18, 19; Haltestelle </text:span><text:span text:style-name="MT2">BG Unfallklinik.</text:span></text:p>
        <text:p text:style-name="MP4"><text:span text:style-name="MT1">Seite </text:span><text:span text:style-name="MT1"><text:page-number text:select-page="current">0</text:page-number></text:span><text:span text:style-name="MT1"> von </text:span><text:span text:style-name="MT1"><text:page-count style:num-format="1">1</text:page-count></text:spa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BERHARD-KARLS-UNIVERSITÄT TÜBINGEN</dc:title>
    <meta:creation-date>2014-05-12T14:48:45.934505694</meta:creation-date>
    <dc:date>2014-05-12T17:13:43.113014015</dc:date>
    <meta:print-date>2001-08-17T11:29:00</meta:print-date>
    <meta:editing-cycles>28</meta:editing-cycles>
    <meta:editing-duration>PT1H5M16S</meta:editing-duration>
    <meta:generator>LibreOffice/4.2.3.3$Linux_X86_64 LibreOffice_project/420m0$Build-3</meta:generator>
    <meta:document-statistic meta:table-count="0" meta:image-count="7" meta:object-count="0" meta:page-count="1" meta:paragraph-count="49" meta:word-count="110" meta:character-count="1176" meta:non-whitespace-character-count="1107"/>
  </office:meta>
</office:document-meta>
</file>

<file path=Basic/Project/AutoClose.xml><?xml version="1.0" encoding="utf-8"?>
<!DOCTYPE module  PUBLIC '-//OpenOffice.org//DTD OfficeDocument 1.0//EN'  'module.dtd'>
<script:module xmlns:script="http://openoffice.org/2000/script" script:name="AutoClose" script:language="StarBasic" script:moduleType="normal">Rem Attribute VBA_ModuleType=VBAModule
Option VBASupport 1
Sub AutoClose()
On Error Resume Next
Dim myAddIn As AddIn
Set myAddIn = AddIns(strMainMacro)
myAddIn.Installed = False
myAddIn.Delete
CommandBars(Symbolleiste).Visible = False
End Sub
</script:module>
</file>

<file path=Basic/Project/AutoNew.xml><?xml version="1.0" encoding="utf-8"?>
<!DOCTYPE module  PUBLIC '-//OpenOffice.org//DTD OfficeDocument 1.0//EN'  'module.dtd'>
<script:module xmlns:script="http://openoffice.org/2000/script" script:name="AutoNew" script:language="StarBasic" script:moduleType="normal">Rem Attribute VBA_ModuleType=VBAModule
Option VBASupport 1
Public Const Symbolleiste = "ipc FAX / Brief"
Public strAblageKorrespondenzPath As String

Public Const strIniDatei = "K:\Group\Vorlagen\word2000.out\resources\ipc.ini"
Public strMainMacroPath As String
Public strMainMacroFile As String
Public strMainMacro As String
Public strMainMacroName As String


Sub AutoNew()
  strMainMacroPath = System.PrivateProfileString(strIniDatei, "MainMacroFile", "Path")
  strMainMacroFile = System.PrivateProfileString(strIniDatei, "MainMacroFile", "File")
  strMainMacro = strMainMacroPath + strMainMacroFile
  AddIns.Add (strMainMacro)
  CommandBars(Symbolleiste).Visible = True
  strMainMacroName = System.PrivateProfileString(strIniDatei, "MainMacroName", "Name")
  strAblageKorrespondenzPath = System.PrivateProfileString(strIniDatei, "Korrespondenz", "SavePath")
  subFAXAusfuellen
End Sub


Public Sub subFAXAusfuellen()
  Application.Run strMainMacroName + "!Hauptmodul.UserDaten_einfuegen"
  Application.Run MainMacroName + "!Hauptmodul.subSignatur_Einfuegen"
  Application.Selection.MoveUp Unit:=wdLine, Count:=3
End Sub


Sub FAX_Abschicken()
Dim ganzegal As Integer
Dim FAXNummer, TempFAX, TempPrinter As String

    FAXNummer = fncGetBookmark("BusinessFaxNumber")
    If ((FAXNummer &lt;&gt; "") And (FAXNummer &lt;&gt; " ") And (FAXNummer &lt;&gt; "BusinessFaxNumber")) Then
        TempFAX = FAXNummer
        FAXNummer = fncReplaceBadChar(FAXNummer)
        If (Len(FAXNummer) &lt;&gt; 4) Then FAXNummer = "0" + FAXNummer
        ActiveDocument.Bookmarks("BusinessFaxNumber").Select
            Selection.MoveLeft Unit:=wdCharacter, Count:=1, Extend:=wdExtend
            Selection.TypeBackspace
        Selection.Text = FAXNummer
        Selection.Copy
        Selection.Text = TempFAX
            Selection.MoveRight Unit:=wdCharacter, Count:=1
            Selection.Delete Unit:=wdCharacter, Count:=1
        ganzegal = MsgBox("Die FAX-Nummer der Firma wurde in die Zwischenablage kopiert!", vbExclamation, "Welch Erleichterung")
        TempPrinter = ActivePrinter
        ActivePrinter = "Fax"
        Application.PrintOut FileName:="", Range:=wdPrintAllDocument, Item:= _
            wdPrintDocumentContent, Copies:=1, Pages:="", PageType:=wdPrintAllPages, _
            Collate:=True, Background:=False, PrintToFile:=False, PrintZoomColumn:=0, _
            PrintZoomRow:=0, PrintZoomPaperWidth:=0, PrintZoomPaperHeight:=0
        ActivePrinter = TempPrinter
    Else
        ganzegal = MsgBox("Achtung, Für diese Firma/Person ist keine FAX-Nummer gespeichert!", vbCritical, "Wichtiger Hinweis")
    End If
End Sub


Sub SuperFAX_Abschicken()
Dim ganzegal As Integer
Dim FAXNummer, TempFAX, TempPrinter, Empfänger As String
Dim AufrufKlappt

    FAXNummer = fncGetBookmark("BusinessFaxNumber")
    Empfänger = fncGetBookmark("CompanyName")
    Empfänger = fncReplaceByUnderscore(Empfänger)
    If ((FAXNummer &lt;&gt; "") And (FAXNummer &lt;&gt; " ") And (FAXNummer &lt;&gt; "BusinessFaxNumber")) Then
        TempFAX = FAXNummer
        FAXNummer = fncReplaceBadChar(FAXNummer)
        If (Len(FAXNummer) &lt;&gt; 4) Then FAXNummer = "0" + FAXNummer
        AufrufKlappt = Shell("m:\WIN95-NT\PrintFax\arespond.exe " + FAXNummer + " " + Empfänger)
        TempPrinter = ActivePrinter
        ActivePrinter = "Fax"
        Application.PrintOut FileName:="", Range:=wdPrintAllDocument, Item:= _
            wdPrintDocumentContent, Copies:=1, Pages:="", PageType:=wdPrintAllPages, _
            Collate:=True, Background:=False, PrintToFile:=False, PrintZoomColumn:=0, _
            PrintZoomRow:=0, PrintZoomPaperWidth:=0, PrintZoomPaperHeight:=0
        ActivePrinter = TempPrinter
    Else
        ganzegal = MsgBox("Achtung, Für diese Firma/Person ist keine FAX-Nummer gespeichert!", vbCritical, "Wichtiger Hinweis")
    End If
End Sub


Public Function CheckFilename(s)
  s = Replace(s, "&amp;", "")
  s = Replace(s, vbCr, "")
  CheckFilename = s
End Function


Sub DateiAufJSpeichern()

Dim myName As String
Dim myDefaultName As String
Dim myDefaultPfad As String

Dim FirstName As String
Dim LastName As String
Dim Bearbeiter As String
Dim CompanyName As String

Dim TestDatei As Object
Dim CheckPfad As Boolean
Dim CheckDatei As Boolean
Dim ganzegal As Integer
Dim DatenOK As Boolean
Dim FehlerString As String

    DatenOK = True
    FehlerString = ""
    FirstName = fncGetBookmark("FirstName")
    LastName = fncGetBookmark("LastName")
    CompanyName = fncGetBookmark("CompanyName")
    Bearbeiter = fncGetBookmark("Nachname")
    
    If (Bearbeiter = "Nachname") Then
        FehlerString = "Ihre persönlichen Daten einfügen !" + Chr(13) + Chr(13)
        DatenOK = False
    End If
    If (CompanyName = "CompanyName") Or (LastName = "Lastname") Then
        FehlerString = FehlerString + "Eine Korrespondenzanschrift eintragen !" + Chr(13) + Chr(13)
        DatenOK = False
    End If
    
    If Not DatenOK Then
        ganzegal = MsgBox("Sie müssen zuerst:" + Chr(13) + Chr(13) + FehlerString + Chr(13), vbExclamation, "Wichtiger Hinweis")
    Else
    
        myDefaultPfad = strAblageKorrespondenzPath + Bearbeiter + "\"
        myDefaultName = Bearbeiter + "_" + CompanyName + "_" + LastName + ".doc"
        myDefaultName = CheckFilename(myDefaultName)
        myName = InputBox("Die Datei wird nun wie folgt gespeichert:" + Chr(13) + Chr(13) + Chr(13) + Chr(13) + Chr(13) + myDefaultPfad, "Datei speichern", myDefaultName)
        If myName = "" Then
            ganzegal = MsgBox("Achtung, nicht wie vorgesehen gespeichert !", vbCritical, "Wichtiger Hinweis")
        Else
        ' Datum fixieren !!!
            ActiveDocument.Fields(4).Locked = True
        ' ******************
            myName = fncAddDOC(myName)
            Set TestDatei = CreateObject("Scripting.FileSystemObject")
            CheckPfad = TestDatei.FolderExists(myDefaultPfad)
            If Not CheckPfad Then
                ganzegal = MsgBox("Pfad existiert noch nicht !" + Chr(13) + Chr(13) + "Wird nun angelegt !", vbInformation, "Pfad existiert nicht")
                TestDatei.CreateFolder (myDefaultPfad)
            End If
           
            CheckDatei = TestDatei.FileExists(myDefaultPfad + myName)
            If CheckDatei Then
                ganzegal = vbNo
                ganzegal = MsgBox("Datei existiert schon !" + Chr(13) + Chr(13) + "Überschreiben ?", vbYesNo + vbQuestion + vbDefaultButton2, "Datei existiert")
                If ganzegal = vbYes Then
                    ActiveDocument.SaveAs FileName:=myDefaultPfad + myName
                    ganzegal = MsgBox("Datei wurde gespeichert unter:" + Chr(13) + Chr(13) + myDefaultPfad + myName, vbExclamation, "Datei überschrieben")
                Else
                    ganzegal = MsgBox("Achtung, nicht wie vorgesehen gespeichert !", vbCritical, "Wichtiger Hinweis")
                End If
            Else
                ActiveDocument.SaveAs FileName:=myDefaultPfad + CheckFilename(myName)
                ganzegal = MsgBox("Datei wurde gespeichert unter:" + Chr(13) + Chr(13) + myDefaultPfad + myName, vbExclamation, "Datei gespeichert")
            End If
        End If
    End If
ActiveDocument.Fields.Update
End Sub


Function fncReplaceBadChar(InputString)
Dim Laenge As Integer

temp = InputString
Laenge = Len(InputString)
If Laenge &gt; 0 Then
    For i = 1 To Laenge
        Zeichen = Mid(temp, i, 1)
        Select Case Zeichen
        Case "\", "/", ":", "*", "?", "&lt;", "&gt;", "|", "-", "_", " "
            temp = Left(temp, i - 1) + Mid(temp, i + 1)
        Case "+"   'Die Vorwahl wird entsprechend korrigiert !!!
            temp = Left(temp, i - 1) + "00" + Mid(temp, i + 1)
        End Select
    Next
End If
fncReplaceBadChar = temp
End Function


Function fncReplaceByUnderscore(InputString)
Dim Laenge As Integer

temp = InputString
Laenge = Len(InputString)
If Laenge &gt; 0 Then
    For i = 1 To Laenge
        Zeichen = Mid(temp, i, 1)
        Select Case Zeichen
        Case "\", "/", ":", "*", "?", "&lt;", "&gt;", "|", "-", " "
            temp = Left(temp, i - 1) + "_" + Mid(temp, i + 1)
        End Select
    Next
End If
fncReplaceByUnderscore = temp
End Function


Function fncGetBookmark(Marke As String) As String
    If ActiveDocument.Bookmarks.Exists(Marke) Then
       ActiveDocument.Bookmarks(Marke).Select
       fncGetBookmark = Selection.Text
    Else
        fncGetBookmark = ""
    End If
End Function


Public Function fncAddDOC(Name)
    If Not (Right(Name, 4) = ".doc") Then Name = Name + ".doc"
    fncAddDOC = Name
End Function
</script:module>
</file>

<file path=Basic/Project/AutoOpen.xml><?xml version="1.0" encoding="utf-8"?>
<!DOCTYPE module  PUBLIC '-//OpenOffice.org//DTD OfficeDocument 1.0//EN'  'module.dtd'>
<script:module xmlns:script="http://openoffice.org/2000/script" script:name="AutoOpen" script:language="StarBasic" script:moduleType="normal">Rem Attribute VBA_ModuleType=VBAModule
Option VBASupport 1
Sub AutoOpen()
  strMainMacroPath = System.PrivateProfileString(strIniDatei, "MainMacroFile", "Path")
  strMainMacroFile = System.PrivateProfileString(strIniDatei, "MainMacroFile", "File")
  strMainMacro = strMainMacroPath + strMainMacroFile
  AddIns.Add (strMainMacro)
  CommandBars(Symbolleiste).Visible = True
  strMainMacroName = System.PrivateProfileString(strIniDatei, "MainMacroName", "Name")
  strAblageKorrespondenzPath = System.PrivateProfileString(strIniDatei, "Korrespondenz", "SavePath")
  'subFAXAusfuellen
  ActiveDocument.Fields.Update
End Sub
</script:module>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AutoClose"/>
  <library:element library:name="AutoNew"/>
  <library:element library:name="AutoOpen"/>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